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9933" draw:textarea-horizontal-align="justify" draw:textarea-vertical-align="middle" draw:auto-grow-height="false" fo:min-height="2.55cm" fo:min-width="4.3cm"/>
    </style:style>
    <style:style style:name="gr2" style:family="graphic" style:parent-style-name="standard">
      <style:graphic-properties svg:stroke-color="#000000" draw:fill-color="#009933" draw:textarea-horizontal-align="justify" draw:textarea-vertical-align="middle" draw:auto-grow-height="false" fo:min-height="1.95cm" fo:min-width="3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814cm" fo:min-width="2.5cm"/>
    </style:style>
    <style:style style:name="gr4" style:family="graphic" style:parent-style-name="standard">
      <style:graphic-properties svg:stroke-color="#000000" draw:fill-color="#009933" draw:textarea-horizontal-align="justify" draw:textarea-vertical-align="middle" draw:auto-grow-height="false" fo:min-height="1.35cm" fo:min-width="0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.114cm" fo:min-width="0.864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9933" draw:textarea-horizontal-align="justify" draw:textarea-vertical-align="middle" draw:auto-grow-height="false" fo:min-height="8.35cm" fo:min-width="4.3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6.65cm" fo:min-width="4.3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0.7cm" fo:min-width="23.4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0.3cm" fo:min-width="23.05cm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5.9cm"/>
    </style:style>
    <style:style style:name="gr1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6.6cm" fo:min-width="4.8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1.35cm" fo:min-width="0.65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1cm" fo:min-width="0.4cm"/>
    </style:style>
    <style:style style:name="gr16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fill="none" draw:textarea-vertical-align="middle"/>
    </style:style>
    <style:style style:name="gr19" style:family="graphic" style:parent-style-name="measure">
      <style:graphic-properties draw:textarea-vertical-align="middle"/>
    </style:style>
    <style:style style:name="gr20" style:family="graphic" style:parent-style-name="measure" style:list-style-name="L1">
      <style:graphic-properties draw:textarea-vertical-align="middle" draw:line-distance="1.8cm"/>
    </style:style>
    <style:style style:name="gr21" style:family="graphic" style:parent-style-name="measure" style:list-style-name="L1">
      <style:graphic-properties draw:textarea-vertical-align="middle" draw:line-distance="1.4cm"/>
    </style:style>
    <style:style style:name="gr22" style:family="graphic" style:parent-style-name="standard">
      <style:graphic-properties svg:stroke-color="#cccccc" draw:fill-color="#000000" draw:textarea-horizontal-align="justify" draw:textarea-vertical-align="middle" draw:auto-grow-height="false" fo:min-height="1.39cm" fo:min-width="0cm"/>
    </style:style>
    <style:style style:name="gr23" style:family="graphic" style:parent-style-name="standard">
      <style:graphic-properties svg:stroke-color="#cccccc" draw:fill-color="#000000" draw:textarea-horizontal-align="justify" draw:textarea-vertical-align="middle" draw:auto-grow-height="false" fo:min-height="1.39cm" fo:min-width="0.9cm"/>
    </style:style>
    <style:style style:name="gr2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color="#000000" draw:fill-color="#ffff00" draw:textarea-horizontal-align="justify" draw:textarea-vertical-align="middle" draw:auto-grow-height="false" fo:min-height="2.7cm" fo:min-width="0cm"/>
    </style:style>
    <style:style style:name="gr2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cm" fo:min-width="23.4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5cm" fo:min-width="0cm" fo:padding-top="0.15cm" fo:padding-bottom="0.15cm" fo:padding-left="0.275cm" fo:padding-right="0.275cm"/>
    </style:style>
    <style:style style:name="gr28" style:family="graphic" style:parent-style-name="standard">
      <style:graphic-properties svg:stroke-color="#000000" draw:fill-color="#0000ff" draw:textarea-horizontal-align="justify" draw:textarea-vertical-align="middle" draw:auto-grow-height="false" fo:min-height="0cm" fo:min-width="6.35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.55cm" fo:min-width="4.3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0.85cm" fo:min-width="1.15cm"/>
    </style:style>
    <style:style style:name="gr31" style:family="graphic" style:parent-style-name="standard">
      <style:graphic-properties svg:stroke-color="#000000" draw:fill-color="#ffff00" draw:textarea-horizontal-align="justify" draw:textarea-vertical-align="middle" draw:auto-grow-height="false" fo:min-height="1.69cm" fo:min-width="0cm"/>
    </style:style>
    <style:style style:name="gr32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4.3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3cm"/>
    </style:style>
    <style:style style:name="gr34" style:family="graphic" style:parent-style-name="objectwithoutfill">
      <style:graphic-properties draw:stroke="solid" draw:stroke-dash="波線1_ff08_製図用_ff09_"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.6cm" fo:min-width="0cm"/>
    </style:style>
    <style:style style:name="gr36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3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000000" draw:textarea-horizontal-align="justify" draw:textarea-vertical-align="middle" draw:auto-grow-height="false" fo:min-height="0cm" fo:min-width="2.5cm"/>
    </style:style>
    <style:style style:name="gr39" style:family="graphic" style:parent-style-name="standard">
      <style:graphic-properties draw:fill-color="#0000ff" draw:textarea-horizontal-align="justify" draw:textarea-vertical-align="middle" draw:auto-grow-height="false" fo:min-height="0.45cm" fo:min-width="1.4cm"/>
    </style:style>
    <style:style style:name="gr40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0.5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5cm"/>
    </style:style>
    <style:style style:name="gr42" style:family="graphic" style:parent-style-name="standard">
      <style:graphic-properties svg:stroke-color="#000000" draw:fill-color="#ffff00" draw:textarea-horizontal-align="justify" draw:textarea-vertical-align="middle" draw:auto-grow-height="false" fo:min-height="0.27cm" fo:min-width="0cm"/>
    </style:style>
    <style:style style:name="gr43" style:family="graphic" style:parent-style-name="standard">
      <style:graphic-properties svg:stroke-color="#000000" draw:fill-color="#ffff00" draw:textarea-horizontal-align="justify" draw:textarea-vertical-align="middle" draw:auto-grow-height="false" fo:min-height="1.42cm" fo:min-width="0cm"/>
    </style:style>
    <style:style style:name="gr44" style:family="graphic" style:parent-style-name="measure" style:list-style-name="L1">
      <style:graphic-properties draw:textarea-vertical-align="middle" draw:line-distance="0.3cm"/>
    </style:style>
    <style:style style:name="gr45" style:family="graphic" style:parent-style-name="standard">
      <style:graphic-properties svg:stroke-color="#cccccc" draw:fill-color="#0000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cccccc" draw:fill-color="#000000" draw:textarea-horizontal-align="justify" draw:textarea-vertical-align="middle" draw:auto-grow-height="false" fo:min-height="0cm" fo:min-width="0.9cm"/>
    </style:style>
    <style:style style:name="gr47" style:family="graphic" style:parent-style-name="standard">
      <style:graphic-properties svg:stroke-color="#000000" draw:fill-color="#009933" draw:textarea-horizontal-align="justify" draw:textarea-vertical-align="middle" draw:auto-grow-height="false" fo:min-height="0cm" fo:min-width="4.5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4cm" fo:min-width="0cm"/>
    </style:style>
    <style:style style:name="gr4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21.45cm" fo:padding-top="0.15cm" fo:padding-bottom="0.15cm" fo:padding-left="0.275cm" fo:padding-right="0.275cm"/>
    </style:style>
    <style:style style:name="gr50" style:family="graphic" style:parent-style-name="standard">
      <style:graphic-properties svg:stroke-color="#000000" draw:fill-color="#0000ff" draw:textarea-horizontal-align="justify" draw:textarea-vertical-align="middle" draw:auto-grow-height="false" fo:min-height="0cm" fo:min-width="4.85cm"/>
    </style:style>
    <style:style style:name="gr51" style:family="graphic" style:parent-style-name="standard">
      <style:graphic-properties svg:stroke-color="#000000" draw:fill-color="#000000" draw:textarea-horizontal-align="justify" draw:textarea-vertical-align="middle" draw:auto-grow-height="false" fo:min-height="0.85cm" fo:min-width="0.4cm"/>
    </style:style>
    <style:style style:name="gr52" style:family="graphic" style:parent-style-name="standard">
      <style:graphic-properties svg:stroke-color="#000000" draw:fill-color="#cccccc" draw:textarea-horizontal-align="justify" draw:textarea-vertical-align="middle" draw:auto-grow-height="false" fo:min-height="0.85cm" fo:min-width="0.7cm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6cm" fo:min-width="4.85cm"/>
    </style:style>
    <style:style style:name="gr54" style:family="graphic" style:parent-style-name="standard">
      <style:graphic-properties draw:fill-color="#009900" draw:textarea-horizontal-align="justify" draw:textarea-vertical-align="middle" draw:auto-grow-height="false" fo:min-height="1.95cm" fo:min-width="3cm"/>
    </style:style>
    <style:style style:name="gr5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0.7cm" fo:min-width="21.45cm" fo:padding-top="0.15cm" fo:padding-bottom="0.15cm" fo:padding-left="0.275cm" fo:padding-right="0.275cm"/>
    </style:style>
    <style:style style:name="gr5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0.3cm" fo:min-width="21.05cm" fo:padding-top="0.15cm" fo:padding-bottom="0.15cm" fo:padding-left="0.275cm" fo:padding-right="0.275cm"/>
    </style:style>
    <style:style style:name="gr57" style:family="graphic" style:parent-style-name="standard">
      <style:graphic-properties draw:textarea-horizontal-align="justify" draw:textarea-vertical-align="middle" draw:auto-grow-height="false" fo:min-height="1.05cm" fo:min-width="4.85cm"/>
    </style:style>
    <style:style style:name="P1" style:family="paragraph">
      <loext:graphic-properties draw:fill-color="#009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0000ff"/>
      <style:paragraph-properties fo:text-align="center"/>
    </style:style>
    <style:style style:name="P12" style:family="paragraph">
      <loext:graphic-properties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8cm" svg:height="2.8cm" svg:x="20cm" svg:y="6.3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3.5cm" svg:height="2.2cm" svg:x="21.7cm" svg:y="6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cm" svg:height="2.064cm" svg:x="22.15cm" svg:y="6.9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1cm" svg:height="1.6cm" svg:x="20.3cm" svg:y="7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6cm" svg:x="20.55cm" svg:y="7.6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4" draw:layer="layout" svg:width="2cm" svg:height="2cm" svg:x="22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4.8cm" svg:height="8.6cm" svg:x="3cm" svg:y="6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8cm" svg:height="6.9cm" svg:x="3cm" svg:y="7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4.8cm" svg:height="8.6cm" svg:x="7.8cm" svg:y="6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8cm" svg:height="6.9cm" svg:x="7.8cm" svg:y="7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" draw:layer="layout" svg:width="4.8cm" svg:height="8.6cm" svg:x="12.6cm" svg:y="6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8cm" svg:height="6.9cm" svg:x="12.6cm" svg:y="7.0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draw:layer="layout" svg:width="24cm" svg:height="11cm" svg:x="2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6cm" svg:height="10.6cm" svg:x="2.2cm" svg:y="5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4cm" svg:height="1cm" svg:x="18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cm" svg:height="1cm" svg:x="2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2" draw:layer="layout" svg:width="5.35cm" svg:height="6.85cm" draw:transform="rotate (1.5707963267949) translate (18.9cm 14.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15cm" svg:height="1.6cm" draw:transform="rotate (1.5707963267949) translate (24.8cm 13.75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9cm" svg:height="1.35cm" draw:transform="rotate (1.5707963267949) translate (24.6cm 10.548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" draw:text-style-name="P2" draw:layer="layout" svg:width="0.4cm" svg:height="0.4cm" svg:x="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3.4cm" svg:y1="15.3cm" svg:x2="3.4cm" svg:y2="14cm">
          <text:p/>
        </draw:line>
        <draw:line draw:style-name="gr17" draw:text-style-name="P4" draw:layer="layout" svg:x1="7.4cm" svg:y1="15.3cm" svg:x2="7.4cm" svg:y2="14.1cm">
          <text:p/>
        </draw:line>
        <draw:custom-shape draw:style-name="gr16" draw:text-style-name="P2" draw:layer="layout" svg:width="0.4cm" svg:height="0.4cm" svg:x="7.201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1cm" svg:y1="10.5cm" svg:x2="24.8cm" svg:y2="10.5cm">
          <text:p/>
        </draw:line>
        <draw:measure draw:style-name="gr19" draw:text-style-name="P2" draw:layer="measurelines" svg:x1="3cm" svg:y1="10.5cm" svg:x2="3cm" svg:y2="14.4cm">
          <text:p text:style-name="P8"><text:measure text:kind="gap"/><text:measure text:kind="value">39</text:measure> <text:measure text:kind="unit">mm</text:measure><text:measure text:kind="gap"/></text:p>
        </draw:measure>
        <draw:measure draw:style-name="gr19" draw:text-style-name="P2" draw:layer="measurelines" svg:x1="26.1cm" svg:y1="9.35cm" svg:x2="26.1cm" svg:y2="10.501cm">
          <text:p text:style-name="P8"><text:measure text:kind="gap"/><text:measure text:kind="value">11.51</text:measure> </text:p>
        </draw:measure>
        <draw:line draw:style-name="gr18" draw:text-style-name="P4" draw:layer="layout" svg:x1="14cm" svg:y1="3.7cm" svg:x2="14cm" svg:y2="17.1cm">
          <text:p/>
        </draw:line>
        <draw:line draw:style-name="gr18" draw:text-style-name="P4" draw:layer="layout" svg:x1="21.2cm" svg:y1="3.7cm" svg:x2="21.2cm" svg:y2="6.4cm">
          <text:p/>
        </draw:line>
        <draw:measure draw:style-name="gr19" draw:text-style-name="P2" draw:layer="measurelines" svg:x1="14cm" svg:y1="3.7cm" svg:x2="21.2cm" svg:y2="3.7cm">
          <text:p text:style-name="P8"><text:measure text:kind="gap"/><text:measure text:kind="value">72</text:measure> <text:measure text:kind="unit">mm</text:measure><text:measure text:kind="gap"/></text:p>
        </draw:measure>
        <draw:line draw:style-name="gr18" draw:text-style-name="P4" draw:layer="layout" svg:x1="19.7cm" svg:y1="7.7cm" svg:x2="25.4cm" svg:y2="7.7cm">
          <text:p/>
        </draw:line>
        <draw:measure draw:style-name="gr20" draw:text-style-name="P8" draw:layer="measurelines" svg:x1="26.1cm" svg:y1="7.7cm" svg:x2="26.1cm" svg:y2="10.5cm">
          <text:p text:style-name="P8"><text:measure text:kind="gap"/><text:measure text:kind="value">28</text:measure> <text:measure text:kind="unit">mm</text:measure><text:measure text:kind="gap"/></text:p>
        </draw:measure>
        <draw:line draw:style-name="gr18" draw:text-style-name="P4" draw:layer="layout" svg:x1="22.4cm" svg:y1="5.3cm" svg:x2="22.4cm" svg:y2="8cm">
          <text:p/>
        </draw:line>
        <draw:measure draw:style-name="gr21" draw:text-style-name="P8" draw:layer="measurelines" svg:x1="14cm" svg:y1="5cm" svg:x2="22.4cm" svg:y2="5cm">
          <text:p text:style-name="P8"><text:measure text:kind="gap"/><text:measure text:kind="value">84</text:measure> <text:measure text:kind="unit">mm</text:measure><text:measure text:kind="gap"/></text:p>
        </draw:measure>
        <draw:measure draw:style-name="gr19" draw:text-style-name="P2" draw:layer="measurelines" svg:x1="21.7cm" svg:y1="6.3cm" svg:x2="23.9cm" svg:y2="6.3cm">
          <text:p text:style-name="P8"><text:measure text:kind="gap"/><text:measure text:kind="value">22</text:measure> <text:measure text:kind="unit">mm</text:measure><text:measure text:kind="gap"/></text:p>
        </draw:measure>
        <draw:measure draw:style-name="gr19" draw:text-style-name="P2" draw:layer="measurelines" svg:x1="2cm" svg:y1="16cm" svg:x2="2cm" svg:y2="5cm">
          <text:p text:style-name="P8"><text:measure text:kind="gap"/><text:measure text:kind="value">110</text:measure> </text:p>
        </draw:measure>
        <draw:measure draw:style-name="gr19" draw:text-style-name="P2" draw:layer="measurelines" svg:x1="26cm" svg:y1="16cm" svg:x2="2cm" svg:y2="16cm">
          <text:p text:style-name="P8"><text:measure text:kind="gap"/><text:measure text:kind="value">240</text:measure><text:measure text:kind="gap"/></text:p>
        </draw:measure>
        <draw:g>
          <draw:custom-shape draw:style-name="gr22" draw:text-style-name="P3" draw:layer="layout" svg:width="0.2cm" svg:height="1.64cm" svg:x="17.2cm" svg:y="7.61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3" draw:layer="layout" svg:width="1.4cm" svg:height="1.64cm" svg:x="17.4cm" svg:y="7.61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標準">
        <draw:custom-shape draw:style-name="gr24" draw:text-style-name="P6" draw:layer="layout" svg:width="0.2cm" svg:height="1.3cm" svg:x="25.8cm" svg:y="12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0.4cm" svg:height="2.95cm" svg:x="24.9cm" svg:y="12.9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4cm" svg:height="0.2cm" svg:x="2cm" svg:y="12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2cm" svg:height="1.8cm" svg:x="25.8cm" svg:y="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4cm" svg:height="0.2cm" svg:x="2cm" svg:y="15.8cm">
          <text:p/>
          <draw:enhanced-geometry svg:viewBox="0 0 21600 21600" draw:type="rectangle" draw:enhanced-path="M 0 0 L 21600 0 21600 21600 0 21600 0 0 Z N"/>
        </draw:custom-shape>
        <draw:g>
          <draw:custom-shape draw:style-name="gr28" draw:text-style-name="P11" draw:layer="layout" svg:width="6.85cm" svg:height="0.18cm" svg:x="18.9cm" svg:y="15.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" draw:layer="layout" svg:width="4.8cm" svg:height="0.8cm" svg:x="19cm" svg:y="14.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7" draw:layer="layout" svg:width="1.65cm" svg:height="1.1cm" svg:x="24.75cm" svg:y="14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9" draw:layer="layout" svg:width="0.4cm" svg:height="1.94cm" svg:x="16.8cm" svg:y="13.8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2" draw:text-style-name="P1" draw:layer="layout" svg:width="4.8cm" svg:height="0.16cm" svg:x="3cm" svg:y="13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3cm" svg:y="12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4" draw:text-style-name="P4" draw:layer="layout" svg:x1="3.4cm" svg:y1="13.2cm" svg:x2="3.4cm" svg:y2="15.5cm">
            <text:p/>
          </draw:line>
          <draw:line draw:style-name="gr34" draw:text-style-name="P4" draw:layer="layout" svg:x1="7.4cm" svg:y1="13.2cm" svg:x2="7.4cm" svg:y2="15.5cm">
            <text:p/>
          </draw:line>
        </draw:g>
        <draw:g>
          <draw:g>
            <draw:custom-shape draw:style-name="gr32" draw:text-style-name="P1" draw:layer="layout" svg:width="4.8cm" svg:height="0.16cm" svg:x="12.6cm" svg:y="13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12.6cm" svg:y="12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4" draw:text-style-name="P4" draw:layer="layout" svg:x1="13cm" svg:y1="13.2cm" svg:x2="13cm" svg:y2="15.5cm">
            <text:p/>
          </draw:line>
          <draw:line draw:style-name="gr34" draw:text-style-name="P4" draw:layer="layout" svg:x1="17cm" svg:y1="13.2cm" svg:x2="17cm" svg:y2="15.5cm">
            <text:p/>
          </draw:line>
        </draw:g>
        <draw:g>
          <draw:g>
            <draw:custom-shape draw:style-name="gr32" draw:text-style-name="P1" draw:layer="layout" svg:width="4.8cm" svg:height="0.16cm" svg:x="7.8cm" svg:y="13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7.8cm" svg:y="12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4" draw:text-style-name="P4" draw:layer="layout" svg:x1="8.2cm" svg:y1="13.2cm" svg:x2="8.2cm" svg:y2="15.5cm">
            <text:p/>
          </draw:line>
          <draw:line draw:style-name="gr34" draw:text-style-name="P4" draw:layer="layout" svg:x1="12.2cm" svg:y1="13.2cm" svg:x2="12.2cm" svg:y2="15.5cm">
            <text:p/>
          </draw:line>
        </draw:g>
        <draw:line draw:style-name="gr18" draw:text-style-name="P4" draw:layer="layout" svg:x1="14cm" svg:y1="16.5cm" svg:x2="14cm" svg:y2="12.4cm">
          <text:p/>
        </draw:line>
        <draw:measure draw:style-name="gr19" draw:text-style-name="P2" draw:layer="measurelines" svg:x1="14cm" svg:y1="16cm" svg:x2="13cm" svg:y2="16cm">
          <text:p text:style-name="P8"><text:measure text:kind="gap"/><text:measure text:kind="value">10</text:measure></text:p>
        </draw:measure>
        <draw:measure draw:style-name="gr19" draw:text-style-name="P2" draw:layer="measurelines" svg:x1="13cm" svg:y1="18cm" svg:x2="8.2cm" svg:y2="18cm">
          <text:p text:style-name="P8"><text:measure text:kind="gap"/><text:measure text:kind="value">48</text:measure></text:p>
        </draw:measure>
        <draw:measure draw:style-name="gr19" draw:text-style-name="P2" draw:layer="measurelines" svg:x1="12.2cm" svg:y1="16cm" svg:x2="8.2cm" svg:y2="16cm">
          <text:p text:style-name="P8"><text:measure text:kind="gap"/><text:measure text:kind="value">40</text:measure></text:p>
        </draw:measure>
        <draw:measure draw:style-name="gr19" draw:text-style-name="P2" draw:layer="measurelines" svg:x1="14cm" svg:y1="16cm" svg:x2="17cm" svg:y2="16cm">
          <text:p text:style-name="P8"><text:measure text:kind="gap"/><text:measure text:kind="value">30</text:measure> <text:measure text:kind="unit">mm</text:measure><text:measure text:kind="gap"/></text:p>
        </draw:measure>
        <draw:measure draw:style-name="gr19" draw:text-style-name="P2" draw:layer="measurelines" svg:x1="26.4cm" svg:y1="14cm" svg:x2="26.4cm" svg:y2="15.1cm">
          <text:p text:style-name="P8"><text:measure text:kind="gap"/><text:measure text:kind="value">11</text:measure> <text:measure text:kind="unit">mm</text:measure><text:measure text:kind="gap"/></text:p>
        </draw:measure>
        <draw:custom-shape draw:style-name="gr32" draw:text-style-name="P1" draw:layer="layout" svg:width="4.8cm" svg:height="0.13cm" svg:x="20cm" svg:y="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0.25cm" svg:height="0.85cm" svg:x="21.9cm" svg:y="13.15cm">
          <text:p/>
          <draw:enhanced-geometry svg:viewBox="0 0 21600 21600" draw:type="rectangle" draw:enhanced-path="M 0 0 L 21600 0 21600 21600 0 21600 0 0 Z N"/>
        </draw:custom-shape>
        <draw:g>
          <draw:custom-shape draw:style-name="gr36" draw:text-style-name="P1" draw:layer="layout" svg:width="3.5cm" svg:height="0.12cm" svg:x="21.8cm" svg:y="12.82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3" draw:layer="layout" svg:width="0.2cm" svg:height="0.2cm" svg:x="21.93cm" svg:y="12.948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3cm" svg:height="0.2cm" svg:x="22.25cm" svg:y="12.624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1" draw:layer="layout" svg:width="1.9cm" svg:height="0.7cm" svg:x="22.4cm" svg:y="13.3cm">
          <text:p/>
          <draw:enhanced-geometry svg:viewBox="0 0 21600 21600" draw:type="rectangle" draw:enhanced-path="M 0 0 L 21600 0 21600 21600 0 21600 0 0 Z N"/>
        </draw:custom-shape>
        <draw:g>
          <draw:custom-shape draw:style-name="gr40" draw:text-style-name="P1" draw:layer="layout" svg:width="1cm" svg:height="0.16cm" svg:x="20.4cm" svg:y="13.1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3" draw:layer="layout" svg:width="0.2cm" svg:height="0.2cm" svg:x="20.44cm" svg:y="13.3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" draw:layer="layout" svg:width="0.2cm" svg:height="0.2cm" svg:x="21.16cm" svg:y="13.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7" draw:text-style-name="P3" draw:layer="layout" svg:width="0.5cm" svg:height="0.1cm" svg:x="20.65cm" svg:y="13.04cm">
            <text:p/>
            <draw:enhanced-geometry svg:viewBox="0 0 21600 21600" draw:type="rectangle" draw:enhanced-path="M 0 0 L 21600 0 21600 21600 0 21600 0 0 Z N"/>
          </draw:custom-shape>
        </draw:g>
        <draw:custom-shape draw:style-name="gr41" draw:text-style-name="P3" draw:layer="layout" svg:width="1cm" svg:height="0.5cm" svg:x="20.4cm" svg:y="1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0.3cm" svg:height="0.52cm" svg:x="19.1cm" svg:y="15.2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0.3cm" svg:height="1.67cm" svg:x="20.1cm" svg:y="1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19" draw:text-style-name="P2" draw:layer="measurelines" svg:x1="2cm" svg:y1="16cm" svg:x2="2cm" svg:y2="12.5cm">
          <text:p text:style-name="P8"><text:measure text:kind="gap"/><text:measure text:kind="value">35</text:measure> </text:p>
        </draw:measure>
        <draw:custom-shape draw:style-name="gr27" draw:text-style-name="P6" draw:layer="layout" svg:width="0.2cm" svg:height="1.8cm" svg:x="2cm" svg:y="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0.2cm" svg:height="1.3cm" svg:x="2cm" svg:y="12.7cm">
          <text:p/>
          <draw:enhanced-geometry svg:viewBox="0 0 21600 21600" draw:type="rectangle" draw:enhanced-path="M 0 0 L 21600 0 21600 21600 0 21600 0 0 Z N"/>
        </draw:custom-shape>
        <draw:measure draw:style-name="gr44" draw:text-style-name="P8" draw:layer="measurelines" svg:x1="2cm" svg:y1="16cm" svg:x2="2cm" svg:y2="14cm">
          <text:p text:style-name="P8"><text:measure text:kind="gap"/><text:measure text:kind="value">20</text:measure> </text:p>
        </draw:measure>
        <draw:g>
          <draw:custom-shape draw:style-name="gr45" draw:text-style-name="P3" draw:layer="layout" svg:width="0.2cm" svg:height="0.2cm" svg:x="17.2cm" svg:y="13.8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3" draw:layer="layout" svg:width="1.4cm" svg:height="0.2cm" svg:x="17.4cm" svg:y="13.8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標準">
        <draw:g>
          <draw:custom-shape draw:style-name="gr47" draw:text-style-name="P1" draw:layer="layout" svg:width="5cm" svg:height="0.16cm" svg:x="18.2cm" svg:y="14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" draw:layer="layout" svg:width="0.25cm" svg:height="0.65cm" svg:x="20.7cm" svg:y="14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6" draw:text-style-name="P1" draw:layer="layout" svg:width="3.5cm" svg:height="0.12cm" svg:x="20.6cm" svg:y="13.926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" draw:layer="layout" svg:width="0.2cm" svg:height="0.2cm" svg:x="20.73cm" svg:y="14.0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" draw:layer="layout" svg:width="3cm" svg:height="0.2cm" svg:x="21.05cm" svg:y="13.7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11" draw:layer="layout" svg:width="1.9cm" svg:height="0.7cm" svg:x="21.2cm" svg:y="14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0" draw:text-style-name="P1" draw:layer="layout" svg:width="1cm" svg:height="0.16cm" svg:x="19.2cm" svg:y="14.0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7" draw:text-style-name="P3" draw:layer="layout" svg:width="0.2cm" svg:height="0.2cm" svg:x="19.24cm" svg:y="1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3" draw:layer="layout" svg:width="0.2cm" svg:height="0.2cm" svg:x="19.96cm" svg:y="14.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37" draw:text-style-name="P3" draw:layer="layout" svg:width="0.5cm" svg:height="0.1cm" svg:x="19.45cm" svg:y="13.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3" draw:layer="layout" svg:width="1cm" svg:height="0.5cm" svg:x="19.2cm" svg:y="14.4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4" draw:layer="layout" svg:width="22cm" svg:height="0.2cm" svg:x="3cm" svg:y="15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2" draw:text-style-name="P1" draw:layer="layout" svg:width="4.8cm" svg:height="0.16cm" svg:x="4cm" svg:y="14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4cm" svg:y="13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" draw:layer="layout" svg:width="4.8cm" svg:height="0.16cm" svg:x="8.8cm" svg:y="14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8.8cm" svg:y="13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" draw:layer="layout" svg:width="4.8cm" svg:height="0.16cm" svg:x="13.6cm" svg:y="14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13.6cm" svg:y="13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0" draw:text-style-name="P11" draw:layer="layout" svg:width="5.35cm" svg:height="0.18cm" svg:x="18.6cm" svg:y="1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" draw:layer="layout" svg:width="0.9cm" svg:height="1.1cm" svg:x="22.7cm" svg:y="14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" draw:layer="layout" svg:width="1.2cm" svg:height="1.1cm" svg:x="19.5cm" svg:y="14.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標準">
        <draw:g>
          <draw:g>
            <draw:custom-shape draw:style-name="gr7" draw:text-style-name="P1" draw:layer="layout" svg:width="4.8cm" svg:height="8.6cm" svg:x="4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4.8cm" svg:height="6.9cm" svg:x="4cm" svg:y="7.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" draw:layer="layout" svg:width="4.8cm" svg:height="8.6cm" svg:x="8.8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4.8cm" svg:height="6.9cm" svg:x="8.8cm" svg:y="7.0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" draw:layer="layout" svg:width="4.8cm" svg:height="8.6cm" svg:x="13.6cm" svg:y="6.2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5" draw:layer="layout" svg:width="4.8cm" svg:height="6.9cm" svg:x="13.6cm" svg:y="7.0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3" draw:text-style-name="P2" draw:layer="layout" svg:width="5.35cm" svg:height="6.25cm" svg:x="18.95cm" svg:y="9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1.15cm" svg:height="1.6cm" svg:x="19.9cm" svg:y="14.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9cm" svg:height="1.35cm" svg:x="23.102cm" svg:y="14.6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12" draw:layer="layout" svg:width="3.5cm" svg:height="2.2cm" svg:x="19.8cm" svg:y="6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2cm" svg:height="11cm" svg:x="3cm" svg:y="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21.6cm" svg:height="10.6cm" svg:x="3.2cm" svg:y="5.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5.35cm" svg:height="1.3cm" svg:x="18.8cm" svg:y="9.1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標準">
        <draw:g>
          <draw:custom-shape draw:style-name="gr47" draw:text-style-name="P1" draw:layer="layout" svg:width="5cm" svg:height="0.16cm" svg:x="18.2cm" svg:y="14.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" draw:layer="layout" svg:width="0.25cm" svg:height="0.65cm" svg:x="20.7cm" svg:y="14.2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6" draw:text-style-name="P1" draw:layer="layout" svg:width="3.5cm" svg:height="0.12cm" svg:x="20.6cm" svg:y="13.926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3" draw:layer="layout" svg:width="0.2cm" svg:height="0.2cm" svg:x="20.73cm" svg:y="14.048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2" draw:layer="layout" svg:width="3cm" svg:height="0.2cm" svg:x="21.05cm" svg:y="13.72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9" draw:text-style-name="P11" draw:layer="layout" svg:width="1.9cm" svg:height="0.7cm" svg:x="21.2cm" svg:y="14.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0" draw:text-style-name="P1" draw:layer="layout" svg:width="1cm" svg:height="0.16cm" svg:x="19.2cm" svg:y="14.0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37" draw:text-style-name="P3" draw:layer="layout" svg:width="0.2cm" svg:height="0.2cm" svg:x="19.24cm" svg:y="14.2cm">
                <text:p/>
                <draw:enhanced-geometry svg:viewBox="0 0 21600 21600" draw:type="rectangle" draw:enhanced-path="M 0 0 L 21600 0 21600 21600 0 21600 0 0 Z N"/>
              </draw:custom-shape>
              <draw:custom-shape draw:style-name="gr37" draw:text-style-name="P3" draw:layer="layout" svg:width="0.2cm" svg:height="0.2cm" svg:x="19.96cm" svg:y="14.2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37" draw:text-style-name="P3" draw:layer="layout" svg:width="0.5cm" svg:height="0.1cm" svg:x="19.45cm" svg:y="13.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1" draw:text-style-name="P3" draw:layer="layout" svg:width="1cm" svg:height="0.5cm" svg:x="19.2cm" svg:y="14.4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4" draw:layer="layout" svg:width="22cm" svg:height="0.2cm" svg:x="3cm" svg:y="15.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2" draw:text-style-name="P1" draw:layer="layout" svg:width="4.8cm" svg:height="0.16cm" svg:x="4cm" svg:y="14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4cm" svg:y="13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" draw:layer="layout" svg:width="4.8cm" svg:height="0.16cm" svg:x="8.8cm" svg:y="14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8.8cm" svg:y="13.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1" draw:layer="layout" svg:width="4.8cm" svg:height="0.16cm" svg:x="13.6cm" svg:y="14.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6" draw:layer="layout" svg:width="4.8cm" svg:height="1.2cm" svg:x="13.6cm" svg:y="13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50" draw:text-style-name="P11" draw:layer="layout" svg:width="5.35cm" svg:height="0.18cm" svg:x="18.6cm" svg:y="15.2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" draw:layer="layout" svg:width="0.9cm" svg:height="1.1cm" svg:x="22.7cm" svg:y="14.1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" draw:layer="layout" svg:width="1.2cm" svg:height="1.1cm" svg:x="19.5cm" svg:y="14.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波線1_ff08_製図用_ff09_" draw:display-name="波線1（製図用）" draw:style="rect" draw:dots1="1" draw:dots1-length="0.3cm" draw:distance="0.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13:24:24.424000000</meta:creation-date>
    <dc:date>2016-04-25T14:03:27.845000000</dc:date>
    <meta:editing-duration>PT5H2M28S</meta:editing-duration>
    <meta:editing-cycles>2</meta:editing-cycles>
    <meta:generator>LibreOffice/5.1.1.3$Windows_x86 LibreOffice_project/89f508ef3ecebd2cfb8e1def0f0ba9a803b88a6d</meta:generator>
    <meta:document-statistic meta:object-count="180"/>
  </office:meta>
</office:document-meta>
</file>